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" svg:font-family="'Droid Sans'" style:font-family-generic="swiss"/>
    <style:font-face style:name="Droid Sans1" svg:font-family="'Droid Sans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</office:font-face-decls>
  <office:automatic-styles>
    <style:style style:name="P1" style:family="paragraph" style:parent-style-name="Standard">
      <style:text-properties officeooo:rsid="000330ff" officeooo:paragraph-rsid="000330ff"/>
    </style:style>
    <style:style style:name="P2" style:family="paragraph" style:parent-style-name="Standard">
      <style:text-properties officeooo:rsid="000491da" officeooo:paragraph-rsid="000491da"/>
    </style:style>
    <style:style style:name="P3" style:family="paragraph" style:parent-style-name="Standard">
      <style:text-properties officeooo:rsid="0005d2be" officeooo:paragraph-rsid="0005d2be"/>
    </style:style>
    <style:style style:name="T1" style:family="text">
      <style:text-properties officeooo:rsid="000330ff"/>
    </style:style>
    <style:style style:name="T2" style:family="text">
      <style:text-properties officeooo:rsid="000491da"/>
    </style:style>
    <style:style style:name="T3" style:family="text">
      <style:text-properties officeooo:rsid="0005d2b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В моей базе данных есть 6 таблиц, для начала рассмотрим таблицу «user» в этой таблице находится 6 сущностей:<text:line-break/><text:tab/>1. id — числовое значение присваиваемое каждому пользователю при регистрации, является уникальным PrimaryKey</text:p>
      <text:p text:style-name="P1"><text:tab/>2. fio — Фамилия, имя, отчество пользователя</text:p>
      <text:p text:style-name="P1"><text:tab/>3. phone — Номер телефона пользователя, является уникальным</text:p>
      <text:p text:style-name="P1"><text:tab/>4. username — Никнейм пользователя, является уникальным</text:p>
      <text:p text:style-name="P1"><text:tab/>5. password — Пароль пользователя, зашифрован MD5</text:p>
      <text:p text:style-name="P1"><text:tab/>6. role_id — Роль пользователя на сайте, является индексом для значения из таблицы «role»</text:p>
      <text:p text:style-name="P1">Далее рассмотрим таблицу «role» в ней находится 3 сущности:</text:p>
      <text:p text:style-name="P1"><text:tab/>1. id - числовое значение присваиваемое каждой роли при создании, является <text:tab/>уникальным PrimaryKey. Имеет ссылку на индекс role_id в таблице user </text:p>
      <text:p text:style-name="P1"><text:tab/>2. code — кодовое название роли</text:p>
      <text:p text:style-name="P1"><text:tab/>3. name — Наименование роли, у нас это 4 роли: „Менеджер“, „Заказчик“, „Мастер“, <text:tab/>„Оператор“.</text:p>
      <text:p text:style-name="P2">Далее рассмотрим таблицу requests:</text:p>
      <text:p text:style-name="P2"><text:tab/>1. request_id - <text:span text:style-name="T1">числовое значение присваиваемое каждой </text:span>заявке<text:span text:style-name="T1"> при создании, является <text:tab/>уникальным PrimaryKey.</text:span></text:p>
      <text:p text:style-name="P2"><text:tab/>2. startDate — является datetime строкой, записывает когда была создана заявка.</text:p>
      <text:p text:style-name="P2"><text:tab/>3. type_id — является индексом для значения из таблицы type.</text:p>
      <text:p text:style-name="P2"><text:tab/>4. orgTechModel — является varchar строкой с максимальным значением 255. Сюда <text:tab/>записывается модель принятого устройства.</text:p>
      <text:p text:style-name="P2"><text:tab/>5. problemDescription — является varchar строкой с максимальным значением 255. <text:tab/>Сюда записывается что случилось с принятым устройством.</text:p>
      <text:p text:style-name="P2"><text:tab/>6. repairparts — является так же varchar значением с лимитом 255. Сюда мастер <text:tab/>записывает детали которые были заменены в устройстве.</text:p>
      <text:p text:style-name="P2"><text:tab/>7. master_id — строка являющаяся индексом для id из таблицы user.</text:p>
      <text:p text:style-name="P2"><text:tab/>8. customer_id - строка являющаяся индексом для id из таблицы user.</text:p>
      <text:p text:style-name="P2">Далее рассмотрим таблицу «request_status»:</text:p>
      <text:p text:style-name="P2"><text:tab/>1. id - <text:span text:style-name="T1">числовое значение присваиваемое каждо</text:span><text:span text:style-name="T3">му статусу</text:span><text:span text:style-name="T1"> при создании, является <text:tab/>уникальным PrimaryKey. Имеет ссылку на индекс </text:span>status_id<text:span text:style-name="T1"> в таблице </text:span>request.</text:p>
      <text:p text:style-name="P3"><text:tab/>2. code — Кодовое название статуса</text:p>
      <text:p text:style-name="P3"><text:tab/>3. name - <text:s/>Наименование статуса, в моей таблице это 3 статуса: „В процессе ремонта“, <text:tab/>„Готова к выдаче“, „Новая заявка“</text:p>
      <text:p text:style-name="P3">Далее рассмотрим таблицу «comments»:</text:p>
      <text:p text:style-name="P3"><text:tab/>1. id - <text:span text:style-name="T2"><text:s/></text:span><text:span text:style-name="T1">числовое значение присваиваемое каждо</text:span>му комментарию<text:span text:style-name="T1"> при создании, <text:tab/>является уникальным PrimaryKey.</text:span></text:p>
      <text:p text:style-name="P3"><text:tab/>2. master_id - <text:span text:style-name="T2">строка являющаяся индексом для id из таблицы user.</text:span></text:p>
      <text:p text:style-name="P3"><text:tab/>3. message — является текстовой строкой, сюда мастер записывает комментарий к <text:tab/>заказу</text:p>
      <text:p text:style-name="P3">Далее рассмотрим таблицу «type»:</text:p>
      <text:p text:style-name="P3"><text:tab/>1. id - <text:span text:style-name="T1">числовое значение присваиваемое каждо</text:span>му типу устройства <text:span text:style-name="T1">при создании, <text:tab/>является уникальным PrimaryKey. Имеет ссылку на индекс </text:span>type<text:span text:style-name="T2">_id</text:span><text:span text:style-name="T1"> в таблице </text:span>request<text:span text:style-name="T2">.</text:span></text:p>
      <text:p text:style-name="P3"><text:tab/>2. code — Кодовое название типа устройства.</text:p>
      <text:p text:style-name="P3">3. name — Наименование устройства принятого на ремонт судя по предоставленным данным у нас их 3: „Компьютер“, „Ноутбук“, „Принтер“.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" svg:font-family="'Droid Sans'" style:font-family-generic="swiss"/>
    <style:font-face style:name="Droid Sans1" svg:font-family="'Droid Sans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DejaVu Sans" style:font-size-asian="10.5pt" style:language-asian="zh" style:country-asian="CN" style:font-name-complex="Droid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DejaVu Sans" style:font-size-asian="10.5pt" style:language-asian="zh" style:country-asian="CN" style:font-name-complex="Droid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roid Sans1" style:font-family-complex="'Droid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" style:font-family-complex="'Droid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" style:font-family-complex="'Droid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" style:font-family-complex="'Droid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12:31:54.345958763</meta:creation-date>
    <dc:date>2024-09-11T13:14:42.178708749</dc:date>
    <meta:editing-duration>PT9M1S</meta:editing-duration>
    <meta:editing-cycles>1</meta:editing-cycles>
    <meta:document-statistic meta:table-count="0" meta:image-count="0" meta:object-count="0" meta:page-count="1" meta:paragraph-count="31" meta:word-count="360" meta:character-count="2674" meta:non-whitespace-character-count="2288"/>
    <meta:generator>LibreOffice/24.2.4.1$Linux_X86_64 LibreOffice_project/420$Build-1</meta:generator>
  </office:meta>
</office:document-meta>
</file>